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6.15cm" fo:min-width="7.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25cm" fo:min-width="7.3cm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65cm" fo:min-width="2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15cm" fo:min-width="2.9cm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15cm" fo:min-width="3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175cm" fo:min-width="2.901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6.15cm" fo:min-width="9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25cm" fo:min-width="9.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5.05cm" fo:min-width="2.5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45cm" fo:min-width="2.7cm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45cm" fo:min-width="1.9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2.15cm" fo:min-width="1.9cm"/>
    </style:style>
    <style:style style:name="gr16" style:family="graphic" style:parent-style-name="standard">
      <style:graphic-properties draw:stroke="none" svg:stroke-color="#000000" draw:fill="none" draw:fill-color="#ffffff" fo:min-height="0.3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style:paragraph-properties fo:text-align="start"/>
      <style:text-properties fo:font-size="12pt"/>
    </style:style>
    <style:style style:name="P5" style:family="paragraph">
      <loext:graphic-properties draw:fill="none" draw:fill-color="#ffffff"/>
      <style:paragraph-properties fo:text-align="start"/>
      <style:text-properties fo:font-size="12pt"/>
    </style:style>
    <style:style style:name="P6" style:family="paragraph">
      <loext:graphic-properties draw:fill="none" draw:fill-color="#ffffff"/>
      <style:paragraph-properties fo:text-align="center"/>
      <style:text-properties fo:font-size="12p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cm" svg:height="6.4cm" svg:x="8.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0.5cm" svg:x="8.3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cm" svg:height="0.725cm" svg:x="10.2cm" svg:y="0.9cm">
          <draw:text-box>
            <text:p text:style-name="P2">Parent VM</text:p>
          </draw:text-box>
        </draw:frame>
        <draw:custom-shape draw:style-name="gr4" draw:text-style-name="P1" draw:layer="layout" svg:width="2.5cm" svg:height="1.9cm" svg:x="13.4cm" svg:y="1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4cm" svg:height="2.4cm" svg:x="8.6cm" svg:y="4.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5cm" svg:height="1.199cm" svg:x="8.6cm" svg:y="1.8cm">
          <draw:text-box>
            <text:p text:style-name="P4">Dashboard WebApp</text:p>
          </draw:text-box>
        </draw:frame>
        <draw:custom-shape draw:style-name="gr7" draw:text-style-name="P1" draw:layer="layout" svg:width="3.5cm" svg:height="2.4cm" svg:x="12.4cm" svg:y="4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.4cm" svg:x="8.6cm" svg:y="1.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5cm" svg:height="1.199cm" svg:x="8.6cm" svg:y="4.7cm">
          <draw:text-box>
            <text:p text:style-name="P4">Input Coordinator</text:p>
          </draw:text-box>
        </draw:frame>
        <draw:frame draw:style-name="gr6" draw:text-style-name="P5" draw:layer="layout" svg:width="3.5cm" svg:height="1.199cm" svg:x="12.4cm" svg:y="4.701cm">
          <draw:text-box>
            <text:p text:style-name="P4">Output Coordinator</text:p>
          </draw:text-box>
        </draw:frame>
        <draw:frame draw:style-name="gr6" draw:text-style-name="P5" draw:layer="layout" svg:width="2.4cm" svg:height="1.673cm" svg:x="13.4cm" svg:y="1.901cm">
          <draw:text-box>
            <text:p text:style-name="P4">Cluster Mgt. Software</text:p>
          </draw:text-box>
        </draw:frame>
        <draw:custom-shape draw:style-name="gr8" draw:text-style-name="P1" draw:layer="layout" svg:width="3.4cm" svg:height="2.7cm" svg:x="1.8cm" svg:y="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text-style-name="P6" draw:layer="layout" svg:width="3.4cm" svg:height="1.199cm" svg:x="1.8cm" svg:y="3.001cm">
          <draw:text-box>
            <text:p text:style-name="P2">FileStore</text:p>
          </draw:text-box>
        </draw:frame>
        <draw:custom-shape draw:style-name="gr8" draw:text-style-name="P1" draw:layer="layout" svg:width="3.4cm" svg:height="2.7cm" svg:x="1.8cm" svg:y="5.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text-style-name="P6" draw:layer="layout" svg:width="3.4cm" svg:height="1.199cm" svg:x="1.8cm" svg:y="6.401cm">
          <draw:text-box>
            <text:p text:style-name="P2">Transaction Database</text:p>
          </draw:text-box>
        </draw:frame>
        <draw:custom-shape draw:style-name="gr9" draw:text-style-name="P1" draw:layer="layout" svg:width="10cm" svg:height="6.4cm" svg:x="5.1cm" svg:y="11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0cm" svg:height="0.5cm" svg:x="5.1cm" svg:y="11.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cm" svg:height="0.725cm" svg:x="8.2cm" svg:y="11.2cm">
          <draw:text-box>
            <text:p text:style-name="P2">Worker VM.1</text:p>
          </draw:text-box>
        </draw:frame>
        <draw:frame draw:style-name="gr3" draw:text-style-name="P8" draw:layer="layout" svg:width="3.2cm" svg:height="0.7cm" svg:x="5.3cm" svg:y="12.1cm">
          <draw:text-box>
            <text:p text:style-name="P7"><text:span text:style-name="T1">DataPipeline 1.1</text:span></text:p>
          </draw:text-box>
        </draw:frame>
        <draw:custom-shape draw:style-name="gr11" draw:text-style-name="P1" draw:layer="layout" svg:width="3cm" svg:height="5.3cm" svg:x="5.4cm" svg:y="12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2cm" svg:height="0.7cm" svg:x="8.7cm" svg:y="6.2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3.2cm" svg:height="0.725cm" svg:x="8.7cm" svg:y="6.2cm">
          <draw:text-box>
            <text:p text:style-name="P2">Task Allocator</text:p>
          </draw:text-box>
        </draw:frame>
        <draw:custom-shape draw:style-name="gr11" draw:text-style-name="P1" draw:layer="layout" svg:width="3cm" svg:height="5.3cm" svg:x="11.8cm" svg:y="12.1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3cm" svg:height="1.199cm" svg:x="11.7cm" svg:y="12.075cm">
          <draw:text-box>
            <text:p text:style-name="P7"><text:span text:style-name="T1">DataPipeline 1.N</text:span></text:p>
          </draw:text-box>
        </draw:frame>
        <draw:frame draw:style-name="gr3" draw:text-style-name="P10" draw:layer="layout" svg:width="2.4cm" svg:height="0.962cm" svg:x="8.9cm" svg:y="13.9cm">
          <draw:text-box>
            <text:p text:style-name="P9">...</text:p>
          </draw:text-box>
        </draw:frame>
        <draw:frame draw:style-name="gr3" draw:text-style-name="P10" draw:layer="layout" svg:width="2.4cm" svg:height="0.962cm" svg:x="15.4cm" svg:y="13.8cm">
          <draw:text-box>
            <text:p text:style-name="P9">...</text:p>
          </draw:text-box>
        </draw:frame>
        <draw:custom-shape draw:style-name="gr9" draw:text-style-name="P1" draw:layer="layout" svg:width="10cm" svg:height="6.4cm" svg:x="18.1cm" svg:y="11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0cm" svg:height="0.5cm" svg:x="18.1cm" svg:y="11.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cm" svg:height="0.725cm" svg:x="21.2cm" svg:y="11.2cm">
          <draw:text-box>
            <text:p text:style-name="P2">Worker VM.4</text:p>
          </draw:text-box>
        </draw:frame>
        <draw:frame draw:style-name="gr3" draw:text-style-name="P8" draw:layer="layout" svg:width="3.2cm" svg:height="0.7cm" svg:x="18.3cm" svg:y="12.1cm">
          <draw:text-box>
            <text:p text:style-name="P7"><text:span text:style-name="T1">DataPipeline 4.1</text:span></text:p>
          </draw:text-box>
        </draw:frame>
        <draw:custom-shape draw:style-name="gr11" draw:text-style-name="P1" draw:layer="layout" svg:width="3cm" svg:height="5.3cm" svg:x="18.4cm" svg:y="12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5.3cm" svg:x="24.8cm" svg:y="12.1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3cm" svg:height="1.199cm" svg:x="24.7cm" svg:y="12.075cm">
          <draw:text-box>
            <text:p text:style-name="P7"><text:span text:style-name="T1">DataPipeline 4.N</text:span></text:p>
          </draw:text-box>
        </draw:frame>
        <draw:frame draw:style-name="gr3" draw:text-style-name="P10" draw:layer="layout" svg:width="2.4cm" svg:height="0.962cm" svg:x="21.9cm" svg:y="13.9cm">
          <draw:text-box>
            <text:p text:style-name="P9">...</text:p>
          </draw:text-box>
        </draw:frame>
        <draw:custom-shape draw:style-name="gr14" draw:text-style-name="P1" draw:layer="layout" svg:width="2.4cm" svg:height="0.7cm" svg:x="5.7cm" svg:y="12.8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3.2cm" svg:height="0.7cm" svg:x="5.3cm" svg:y="12.8cm">
          <draw:text-box>
            <text:p text:style-name="P11"><text:span text:style-name="T1">TaskReceiver</text:span></text:p>
          </draw:text-box>
        </draw:frame>
        <draw:custom-shape draw:style-name="gr15" draw:text-style-name="P1" draw:layer="layout" svg:width="2.4cm" svg:height="2.4cm" svg:x="5.7cm" svg:y="13.8cm">
          <text:p/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1.9cm" svg:height="0.645cm" svg:x="5.9cm" svg:y="13.8cm">
          <draw:text-box>
            <text:p text:style-name="P11"><text:span text:style-name="T1">Executor</text:span></text:p>
          </draw:text-box>
        </draw:frame>
        <draw:custom-shape draw:style-name="gr14" draw:text-style-name="P1" draw:layer="layout" svg:width="2.4cm" svg:height="0.7cm" svg:x="5.7cm" svg:y="16.5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3.2cm" svg:height="0.7cm" svg:x="5.3cm" svg:y="16.5cm">
          <draw:text-box>
            <text:p text:style-name="P11"><text:span text:style-name="T1">ResultSend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11:46:18.631000000</meta:creation-date>
    <dc:date>2020-10-30T12:17:43.956000000</dc:date>
    <meta:editing-duration>PT11M42S</meta:editing-duration>
    <meta:editing-cycles>3</meta:editing-cycles>
    <meta:generator>LibreOffice/5.4.3.2$Windows_X86_64 LibreOffice_project/92a7159f7e4af62137622921e809f8546db437e5</meta:generator>
    <meta:document-statistic meta:object-count="40"/>
  </office:meta>
</office:document-meta>
</file>